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Sim Galaxy Estima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xy Number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yc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Qgal</text:p>
          </table:table-cell>
          <table:table-cell office:value-type="string" calcext:value-type="string">
            <text:p>Pag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33.4" calcext:value-type="float">
            <text:p>33.4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6" calcext:value-type="float">
            <text:p>0.6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6.6" calcext:value-type="float">
            <text:p>56.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50.6" calcext:value-type="float">
            <text:p>50.6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.3" calcext:value-type="float">
            <text:p>30.3</text:p>
          </table:table-cell>
          <table:table-cell office:value-type="float" office:value="56.7" calcext:value-type="float">
            <text:p>56.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9.3" calcext:value-type="float">
            <text:p>39.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5" calcext:value-type="float">
            <text:p>24.5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office:value-type="float" office:value="51.5" calcext:value-type="float">
            <text:p>51.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160" calcext:value-type="float">
            <text:p>160</text:p>
          </table:table-cell>
          <table:table-cell office:value-type="float" office:value="0.6" calcext:value-type="float">
            <text:p>0.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5" calcext:value-type="float">
            <text:p>30.5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.5" calcext:value-type="float">
            <text:p>44.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office:value-type="float" office:value="39.8" calcext:value-type="float">
            <text:p>39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5" calcext:value-type="float">
            <text:p>97.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.7" calcext:value-type="float">
            <text:p>45.7</text:p>
          </table:table-cell>
          <table:table-cell office:value-type="float" office:value="28.6" calcext:value-type="float">
            <text:p>28.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3" calcext:value-type="float">
            <text:p>30.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135" calcext:value-type="float">
            <text:p>135</text:p>
          </table:table-cell>
          <table:table-cell office:value-type="float" office:value="0.3" calcext:value-type="float">
            <text:p>0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.5" calcext:value-type="float">
            <text:p>24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80" calcext:value-type="float">
            <text:p>8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5" calcext:value-type="float">
            <text:p>30.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.5" calcext:value-type="float">
            <text:p>73.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120" calcext:value-type="float">
            <text:p>120</text:p>
          </table:table-cell>
          <table:table-cell office:value-type="float" office:value="0.3" calcext:value-type="float">
            <text:p>0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5" calcext:value-type="float">
            <text:p>25.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.5" calcext:value-type="float">
            <text:p>54.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.5" calcext:value-type="float">
            <text:p>54.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27.5" calcext:value-type="float">
            <text:p>27.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135" calcext:value-type="float">
            <text:p>135</text:p>
          </table:table-cell>
          <table:table-cell office:value-type="float" office:value="0.7" calcext:value-type="float">
            <text:p>0.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.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6" calcext:value-type="float">
            <text:p>0.6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3:20:02.361172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2:57:20.583940087</meta:creation-date>
    <dc:date>2017-03-12T13:45:43.004843869</dc:date>
    <meta:editing-duration>PT1H49M27S</meta:editing-duration>
    <meta:editing-cycles>39</meta:editing-cycles>
    <meta:generator>LibreOffice/5.1.6.2$Linux_X86_64 LibreOffice_project/10m0$Build-2</meta:generator>
    <meta:document-statistic meta:table-count="1" meta:cell-count="310" meta:object-count="0"/>
  </office:meta>
</office:document-meta>
</file>